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3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2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0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main.cs</text:span><text:span text:style-name="T3"/></text:p>
      <text:p text:style-name="P1"><text:span text:style-name="T3">using</text:span><text:span text:style-name="T4"><text:s/>System;</text:span></text:p>
      <text:p text:style-name="P1"><text:span text:style-name="T4"/></text:p>
      <text:p text:style-name="P1"><text:span text:style-name="T5">namespace</text:span><text:span text:style-name="T6"><text:s/>properties</text:span></text:p>
      <text:p text:style-name="P1"><text:span text:style-name="T6">{</text:span></text:p>
      <text:p text:style-name="P1"><text:span text:style-name="T6"><text:s text:c="4"/></text:span><text:span text:style-name="T7">class</text:span><text:span text:style-name="T8"><text:s/></text:span><text:span text:style-name="T9">properties</text:span><text:span text:style-name="T10"/></text:p>
      <text:p text:style-name="P1"><text:span text:style-name="T10"><text:s text:c="4"/>{</text:span></text:p>
      <text:p text:style-name="P1"><text:span text:style-name="T10"><text:s text:c="8"/></text:span><text:span text:style-name="T11">private</text:span><text:span text:style-name="T12"><text:s/></text:span><text:span text:style-name="T13">int</text:span><text:span text:style-name="T14"><text:s/>number;</text:span></text:p>
      <text:p text:style-name="P1"><text:span text:style-name="T14"/></text:p>
      <text:p text:style-name="P1"><text:span text:style-name="T14"><text:s text:c="8"/></text:span><text:span text:style-name="T15">public</text:span><text:span text:style-name="T16"><text:s/></text:span><text:span text:style-name="T17">int</text:span><text:span text:style-name="T18"><text:s/>x</text:span></text:p>
      <text:p text:style-name="P1"><text:span text:style-name="T18"><text:s text:c="8"/>{</text:span></text:p>
      <text:p text:style-name="P1"><text:span text:style-name="T18"/></text:p>
      <text:p text:style-name="P1"><text:span text:style-name="T18"><text:s text:c="12"/></text:span><text:span text:style-name="T19">set</text:span><text:span text:style-name="T20"/></text:p>
      <text:p text:style-name="P1"><text:span text:style-name="T20"><text:s text:c="12"/>{</text:span></text:p>
      <text:p text:style-name="P1"><text:span text:style-name="T20"><text:s text:c="16"/>number = value + 10;</text:span></text:p>
      <text:p text:style-name="P1"><text:span text:style-name="T20"><text:s text:c="12"/>}</text:span></text:p>
      <text:p text:style-name="P1"><text:span text:style-name="T20"><text:s text:c="12"/></text:span><text:span text:style-name="T21">get</text:span><text:span text:style-name="T22"/></text:p>
      <text:p text:style-name="P1"><text:span text:style-name="T22"><text:s text:c="12"/>{</text:span></text:p>
      <text:p text:style-name="P1"><text:span text:style-name="T22"><text:s text:c="16"/></text:span><text:span text:style-name="T23">return</text:span><text:span text:style-name="T24"><text:s/>number;</text:span></text:p>
      <text:p text:style-name="P1"><text:span text:style-name="T24"><text:s text:c="12"/>}</text:span></text:p>
      <text:p text:style-name="P1"><text:span text:style-name="T24"><text:s text:c="8"/>}</text:span></text:p>
      <text:p text:style-name="P1"><text:span text:style-name="T24"><text:s text:c="4"/>}</text:span></text:p>
      <text:p text:style-name="P1"><text:span text:style-name="T24"><text:s text:c="4"/></text:span><text:span text:style-name="T25">public</text:span><text:span text:style-name="T26"><text:s/></text:span><text:span text:style-name="T27">partial</text:span><text:span text:style-name="T28"><text:s/></text:span><text:span text:style-name="T29">class</text:span><text:span text:style-name="T30"><text:s/></text:span><text:span text:style-name="T31">agecal</text:span><text:span text:style-name="T32"/></text:p>
      <text:p text:style-name="P1"><text:span text:style-name="T32"><text:s text:c="4"/>{</text:span></text:p>
      <text:p text:style-name="P1"><text:span text:style-name="T32"/></text:p>
      <text:p text:style-name="P1"><text:span text:style-name="T32"><text:s text:c="8"/></text:span><text:span text:style-name="T33">public</text:span><text:span text:style-name="T34"><text:s/></text:span><text:span text:style-name="T35">void</text:span><text:span text:style-name="T36"><text:s/>print()</text:span></text:p>
      <text:p text:style-name="P1"><text:span text:style-name="T36"><text:s text:c="8"/>{</text:span></text:p>
      <text:p text:style-name="P1"><text:span text:style-name="T36"><text:s text:c="12"/>Console.WriteLine(</text:span><text:span text:style-name="T37">"The value is printed in main class"</text:span><text:span text:style-name="T38">);</text:span></text:p>
      <text:p text:style-name="P1"><text:span text:style-name="T38"><text:s text:c="12"/>Console.WriteLine(age);</text:span></text:p>
      <text:p text:style-name="P1"><text:span text:style-name="T38"><text:s text:c="8"/>}</text:span></text:p>
      <text:p text:style-name="P1"><text:span text:style-name="T38"><text:s text:c="8"/></text:span><text:span text:style-name="T39">public</text:span><text:span text:style-name="T40"><text:s/></text:span><text:span text:style-name="T41">agecal</text:span><text:span text:style-name="T42">(</text:span><text:span text:style-name="T43">int</text:span><text:span text:style-name="T44"><text:s/>s)</text:span></text:p>
      <text:p text:style-name="P1"><text:span text:style-name="T44"><text:s text:c="8"/>{</text:span></text:p>
      <text:p text:style-name="P1"><text:span text:style-name="T44"><text:s text:c="12"/>read(s);</text:span></text:p>
      <text:p text:style-name="P1"><text:span text:style-name="T44"/></text:p>
      <text:p text:style-name="P1"><text:span text:style-name="T44"><text:s text:c="8"/>}</text:span></text:p>
      <text:p text:style-name="P1"><text:span text:style-name="T44"><text:s text:c="8"/></text:span><text:span text:style-name="T45">partial</text:span><text:span text:style-name="T46"><text:s/></text:span><text:span text:style-name="T47">void</text:span><text:span text:style-name="T48"><text:s/>read(</text:span><text:span text:style-name="T49">int</text:span><text:span text:style-name="T50"><text:s/>a)</text:span></text:p>
      <text:p text:style-name="P1"><text:span text:style-name="T50"><text:s text:c="8"/>{</text:span></text:p>
      <text:p text:style-name="P1"><text:span text:style-name="T50"><text:s text:c="12"/>Console.WriteLine(a);</text:span></text:p>
      <text:p text:style-name="P1"><text:span text:style-name="T50"><text:s text:c="8"/>}</text:span></text:p>
      <text:p text:style-name="P1"><text:span text:style-name="T50"/></text:p>
      <text:p text:style-name="P1"><text:span text:style-name="T50"><text:s text:c="4"/>}</text:span></text:p>
      <text:p text:style-name="P1"><text:span text:style-name="T50"/></text:p>
      <text:p text:style-name="P1"><text:span text:style-name="T50"><text:s text:c="3"/></text:span></text:p>
      <text:p text:style-name="P1"><text:span text:style-name="T50"><text:s text:c="3"/></text:span></text:p>
      <text:p text:style-name="P1"><text:span text:style-name="T50"><text:s text:c="4"/></text:span><text:span text:style-name="T51">class</text:span><text:span text:style-name="T52"><text:s/></text:span><text:span text:style-name="T53">main</text:span><text:span text:style-name="T54"/></text:p>
      <text:p text:style-name="P1"><text:span text:style-name="T54"><text:s text:c="4"/>{</text:span></text:p>
      <text:p text:style-name="P1"><text:span text:style-name="T54"><text:s text:c="8"/></text:span><text:span text:style-name="T55">static</text:span><text:span text:style-name="T56"><text:s/></text:span><text:span text:style-name="T57">void</text:span><text:span text:style-name="T58"><text:s/>Main(</text:span><text:span text:style-name="T59">string</text:span><text:span text:style-name="T60">[] args)</text:span></text:p>
      <text:p text:style-name="P1"><text:span text:style-name="T60"><text:s text:c="8"/>{</text:span></text:p>
      <text:p text:style-name="P1"><text:span text:style-name="T60"><text:s text:c="12"/>properties obj =<text:s/></text:span><text:span text:style-name="T61">new</text:span><text:span text:style-name="T62"><text:s/>properties();</text:span></text:p>
      <text:p text:style-name="P1"><text:span text:style-name="T62"><text:s text:c="12"/>obj.x = 10;</text:span></text:p>
      <text:p text:style-name="P1"><text:span text:style-name="T62"><text:s text:c="12"/>Console.WriteLine(obj.x);</text:span></text:p>
      <text:p text:style-name="P1"><text:span text:style-name="T62"><text:s text:c="12"/>agecal cc =<text:s/></text:span><text:span text:style-name="T63">new</text:span><text:span text:style-name="T64"><text:s/>agecal(45);</text:span></text:p>
      <text:p text:style-name="P1"><text:span text:style-name="T64"><text:s text:c="12"/>cc.prints();</text:span></text:p>
      <text:p text:style-name="P1"><text:span text:style-name="T64"><text:s text:c="12"/>cc.print();</text:span></text:p>
      <text:p text:style-name="P1"><text:span text:style-name="T64"><text:s text:c="11"/></text:span></text:p>
      <text:p text:style-name="P1"><text:span text:style-name="T64"><text:s text:c="11"/></text:span></text:p>
      <text:p text:style-name="P1"><text:span text:style-name="T64"><text:s text:c="12"/>Console.ReadKey();</text:span></text:p>
      <text:p text:style-name="P1"><text:span text:style-name="T64"><text:s text:c="8"/>}</text:span></text:p>
      <text:p text:style-name="P1"><text:span text:style-name="T64"><text:s text:c="4"/>}</text:span></text:p>
      <text:p text:style-name="P1"><text:span text:style-name="T64">}</text:span></text:p>
      <text:p text:style-name="P1"><text:span text:style-name="T65"/></text:p>
      <text:p text:style-name="P1"><text:span text:style-name="T65"/></text:p>
      <text:p text:style-name="P1"><text:span text:style-name="T65"/></text:p>
      <text:p text:style-name="P1"><text:span text:style-name="T65">class1.cs</text:span></text:p>
      <text:p text:style-name="P1"><text:span text:style-name="T66">using</text:span><text:span text:style-name="T67"><text:s/>System;</text:span></text:p>
      <text:p text:style-name="P1"><text:span text:style-name="T68">using</text:span><text:span text:style-name="T69"><text:s/>System.Collections.Generic;</text:span></text:p>
      <text:p text:style-name="P1"><text:span text:style-name="T70">using</text:span><text:span text:style-name="T71"><text:s/>System.Linq;</text:span></text:p>
      <text:p text:style-name="P1"><text:span text:style-name="T72">using</text:span><text:span text:style-name="T73"><text:s/>System.Text;</text:span></text:p>
      <text:p text:style-name="P1"><text:span text:style-name="T74">using</text:span><text:span text:style-name="T75"><text:s/>System.Threading.Tasks;</text:span></text:p>
      <text:p text:style-name="P1"><text:span text:style-name="T75"/></text:p>
      <text:p text:style-name="P1"><text:span text:style-name="T76">namespace</text:span><text:span text:style-name="T77"><text:s/>properties</text:span></text:p>
      <text:p text:style-name="P1"><text:span text:style-name="T77">{</text:span></text:p>
      <text:p text:style-name="P1"><text:span text:style-name="T77"><text:s text:c="4"/></text:span><text:span text:style-name="T78">partial</text:span><text:span text:style-name="T79"><text:s/></text:span><text:span text:style-name="T80">class</text:span><text:span text:style-name="T81"><text:s/></text:span><text:span text:style-name="T82">agecal</text:span><text:span text:style-name="T83"/></text:p>
      <text:p text:style-name="P1"><text:span text:style-name="T83"><text:s text:c="4"/>{</text:span></text:p>
      <text:p text:style-name="P1"><text:span text:style-name="T83"><text:s text:c="8"/></text:span><text:span text:style-name="T84">int</text:span><text:span text:style-name="T85"><text:s/>age;</text:span></text:p>
      <text:p text:style-name="P1"><text:span text:style-name="T85"><text:s text:c="8"/></text:span><text:span text:style-name="T86">public</text:span><text:span text:style-name="T87"><text:s/></text:span><text:span text:style-name="T88">void</text:span><text:span text:style-name="T89"><text:s/>prints()</text:span></text:p>
      <text:p text:style-name="P1"><text:span text:style-name="T89"><text:s text:c="8"/>{</text:span></text:p>
      <text:p text:style-name="P1"><text:span text:style-name="T89"><text:s text:c="12"/>Console.WriteLine(</text:span><text:span text:style-name="T90">"the value is getting from class1 class"</text:span><text:span text:style-name="T91">);</text:span></text:p>
      <text:p text:style-name="P1"><text:span text:style-name="T91"><text:s text:c="12"/>age = Convert.ToInt32(Console.ReadLine());</text:span></text:p>
      <text:p text:style-name="P1"><text:span text:style-name="T91"/></text:p>
      <text:p text:style-name="P1"><text:span text:style-name="T91"><text:s text:c="8"/>}</text:span></text:p>
      <text:p text:style-name="P1"><text:span text:style-name="T91"><text:s text:c="8"/></text:span><text:span text:style-name="T92">partial</text:span><text:span text:style-name="T93"><text:s/></text:span><text:span text:style-name="T94">void</text:span><text:span text:style-name="T95"><text:s/>read(</text:span><text:span text:style-name="T96">int</text:span><text:span text:style-name="T97"><text:s/>a);</text:span></text:p>
      <text:p text:style-name="P1"><text:span text:style-name="T97"><text:s text:c="8"/></text:span></text:p>
      <text:p text:style-name="P1"><text:span text:style-name="T97"/></text:p>
      <text:p text:style-name="P1"><text:span text:style-name="T97"><text:s text:c="4"/>}</text:span></text:p>
      <text:p text:style-name="P1"><text:span text:style-name="T97"/></text:p>
      <text:p text:style-name="P1"><text:span text:style-name="T97"><text:s text:c="3"/></text:span></text:p>
      <text:p text:style-name="P1"><text:span text:style-name="T97">}</text:span></text:p>
      <text:p text:style-name="P1"><text:span text:style-name="T97"/></text:p>
      <text:p text:style-name="P1"><text:span text:style-name="T98">SCREENSHOT:</text:span></text:p>
      <text:p text:style-name="P2"><draw:frame text:anchor-type="as-char" svg:width="152.40mm" svg:height="82.02mm" style:rel-width="scale" style:rel-height="scale"><draw:object-ole xlink:href="OleObj1"/><draw:image xlink:href="ObjectReplacements/OleObj1"/></draw:frame><text:span text:style-name="T98"/></text:p>
      <text:p text:style-name="P3"><text:span text:style-name="T9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